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nux Biolinum" svg:font-family="'Linux Biolinum'" style:font-pitch="variable"/>
    <style:font-face style:name="Linux Biolinum Capitals" svg:font-family="'Linux Biolinum Capitals'"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nux Libertine Capitals" officeooo:rsid="00062150" officeooo:paragraph-rsid="00062150"/>
    </style:style>
    <style:style style:name="P2" style:family="paragraph" style:parent-style-name="Standard">
      <style:text-properties style:font-name="Linux Libertine Capitals" fo:font-size="13pt" fo:font-style="normal" fo:font-weight="normal" officeooo:rsid="00062150" officeooo:paragraph-rsid="00062150" style:font-size-asian="13pt" style:font-style-asian="normal" style:font-weight-asian="normal" style:font-size-complex="13pt" style:font-style-complex="normal" style:font-weight-complex="normal"/>
    </style:style>
    <style:style style:name="P3" style:family="paragraph" style:parent-style-name="Standard">
      <style:text-properties style:font-name="Linux Libertine Capitals" fo:font-size="13pt" fo:font-style="normal" fo:font-weight="normal" officeooo:rsid="0006d6c6" officeooo:paragraph-rsid="0006d6c6" style:font-size-asian="13pt" style:font-style-asian="normal" style:font-weight-asian="normal" style:font-size-complex="13pt" style:font-style-complex="normal" style:font-weight-complex="normal"/>
    </style:style>
    <style:style style:name="P4" style:family="paragraph" style:parent-style-name="Standard">
      <style:text-properties style:font-name="Linux Libertine Capitals" fo:font-size="15pt" fo:font-weight="normal" officeooo:rsid="00062150" officeooo:paragraph-rsid="00062150" style:font-size-asian="15pt" style:font-weight-asian="normal" style:font-size-complex="15pt" style:font-weight-complex="normal"/>
    </style:style>
    <style:style style:name="P5" style:family="paragraph" style:parent-style-name="Standard">
      <style:text-properties style:font-name="Linux Biolinum" officeooo:rsid="00062150" officeooo:paragraph-rsid="00062150"/>
    </style:style>
    <style:style style:name="P6" style:family="paragraph" style:parent-style-name="Standard" style:list-style-name="L2">
      <style:text-properties style:font-name="Linux Biolinum" officeooo:rsid="00062150" officeooo:paragraph-rsid="00062150"/>
    </style:style>
    <style:style style:name="P7" style:family="paragraph" style:parent-style-name="Standard" style:list-style-name="L4">
      <style:text-properties style:font-name="Linux Biolinum" officeooo:rsid="00062150" officeooo:paragraph-rsid="00062150"/>
    </style:style>
    <style:style style:name="P8" style:family="paragraph" style:parent-style-name="Standard" style:list-style-name="L5">
      <style:text-properties style:font-name="Linux Biolinum" officeooo:rsid="00062150" officeooo:paragraph-rsid="00062150"/>
    </style:style>
    <style:style style:name="P9" style:family="paragraph" style:parent-style-name="Standard" style:list-style-name="L5">
      <style:text-properties style:font-name="Linux Biolinum" officeooo:rsid="0006d6c6" officeooo:paragraph-rsid="0006d6c6"/>
    </style:style>
    <style:style style:name="P10" style:family="paragraph" style:parent-style-name="Standard" style:list-style-name="L2">
      <style:text-properties style:font-name="Linux Biolinum" officeooo:rsid="0006d6c6" officeooo:paragraph-rsid="0006d6c6"/>
    </style:style>
    <style:style style:name="P11" style:family="paragraph" style:parent-style-name="Standard">
      <style:text-properties style:font-name="Linux Biolinum" officeooo:rsid="0006d6c6" officeooo:paragraph-rsid="0006d6c6"/>
    </style:style>
    <style:style style:name="P12" style:family="paragraph" style:parent-style-name="Standard" style:list-style-name="L6">
      <style:text-properties style:font-name="Linux Biolinum" officeooo:rsid="0006d6c6" officeooo:paragraph-rsid="0006d6c6"/>
    </style:style>
    <style:style style:name="P13" style:family="paragraph" style:parent-style-name="Standard" style:list-style-name="L7">
      <style:text-properties style:font-name="Linux Biolinum" officeooo:rsid="0006d6c6" officeooo:paragraph-rsid="0006d6c6"/>
    </style:style>
    <style:style style:name="P14" style:family="paragraph" style:parent-style-name="Standard" style:list-style-name="L8">
      <style:text-properties style:font-name="Linux Biolinum" officeooo:rsid="0006d6c6" officeooo:paragraph-rsid="0006d6c6"/>
    </style:style>
    <style:style style:name="P15" style:family="paragraph" style:parent-style-name="Standard" style:list-style-name="L8">
      <style:text-properties style:font-name="Linux Biolinum" officeooo:rsid="0006d6c6" officeooo:paragraph-rsid="0008e907"/>
    </style:style>
    <style:style style:name="T1" style:family="text">
      <style:text-properties fo:font-style="italic" style:font-style-asian="italic" style:font-style-complex="italic"/>
    </style:style>
    <style:style style:name="T2" style:family="text">
      <style:text-properties officeooo:rsid="0007df50"/>
    </style:style>
    <style:style style:name="T3" style:family="text">
      <style:text-properties fo:font-weight="bold" style:font-weight-asian="bold" style:font-weight-complex="bold"/>
    </style:style>
    <style:style style:name="T4" style:family="text">
      <style:text-properties fo:font-weight="bold" officeooo:rsid="0009754d" style:font-weight-asian="bold" style:font-weight-complex="bold"/>
    </style:style>
    <style:style style:name="T5" style:family="text">
      <style:text-properties officeooo:rsid="0008e907"/>
    </style:style>
    <style:style style:name="T6" style:family="text">
      <style:text-properties officeooo:rsid="0009754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akeholder-Meeting am 8.5.15</text:p>
      <text:p text:style-name="P1"/>
      <text:p text:style-name="P2">Probleme des Kunden:</text:p>
      <text:list xml:id="list3622076056583831539" text:style-name="L5">
        <text:list-item>
          <text:p text:style-name="P8">Webseite entstand über viele Designs hinweg (alte Seiten wurden oft ohne Überarbeitung in neues Design migriert)</text:p>
        </text:list-item>
        <text:list-item>
          <text:p text:style-name="P9">keine zentrale Stelle für Content Management, viele Mitarbeiter haben Zugriff und pflegen Inhalte und Struktur ein, dadurch fehlt ein zentrales Konzept für und der Überblick über die Seite („Wir wissen selber nicht, was alles online ist“)</text:p>
        </text:list-item>
        <text:list-item>
          <text:p text:style-name="P9">veränderte Zielgruppe und neue Anwendungsszenarien seit dem Beginn der Webseite (siehe erster Punkt), dadurch weiß der Kunde nicht, ob Seite noch gut zu benutzen ist</text:p>
        </text:list-item>
      </text:list>
      <text:p text:style-name="P5"/>
      <text:p text:style-name="P2">Gewünschte Dokumente und Ergebnisse de<text:span text:style-name="T2">s</text:span> Kunden:</text:p>
      <text:list xml:id="list9051587939658446025" text:style-name="L2">
        <text:list-item>
          <text:p text:style-name="P10">Ergebnis sollte <text:span text:style-name="T3">grobe Struktur</text:span> für die Webseite sein</text:p>
        </text:list-item>
        <text:list-item>
          <text:p text:style-name="P6">im Prinzip eine Vorlage für <text:span text:style-name="T1">User Centered Design</text:span> erstellen: Was wird benötigt, um Seite an den Nutzer anzupassen, welche Veränderungen müssen vorgenommen werden? - dabei darf komplett die Struktur und der Inhalt der aktuellen Seite verändert werden</text:p>
          <text:list>
            <text:list-item>
              <text:p text:style-name="P6"><text:span text:style-name="T3">Requirements</text:span> für die RZ-Webseite analysieren (<text:span text:style-name="T4">Was erwarten die Nutzer von der Webseite?</text:span><text:span text:style-name="T6"> W</text:span>as wird gebraucht, was kann herausgenommen werden?)</text:p>
            </text:list-item>
            <text:list-item>
              <text:p text:style-name="P6"><text:span text:style-name="T3">Zielgruppen</text:span> herausfinden (<text:span text:style-name="T1">customer journey scenarios</text:span>, <text:span text:style-name="T1">Personas</text:span>)</text:p>
            </text:list-item>
            <text:list-item>
              <text:p text:style-name="P6"><text:span text:style-name="T3">Anwendungsszenarien</text:span> erstellen</text:p>
            </text:list-item>
            <text:list-item>
              <text:p text:style-name="P6">Struktur (<text:span text:style-name="T3">Informationsarchitektur</text:span>) folgern für die Webseite</text:p>
            </text:list-item>
            <text:list-item>
              <text:p text:style-name="P6"><text:span text:style-name="T3">Workflow</text:span> <text:span text:style-name="T3">für</text:span> <text:span text:style-name="T3">redaktionelle</text:span> <text:span text:style-name="T3">Prozesse</text:span> (Wie kann Inhalt leicht und konsistent eingepflegt und aktualisiert werden?) - viele Nutzer des Backends, dadurch entsteht aktuell uneinheitliche Inhaltsstruktur</text:p>
            </text:list-item>
          </text:list>
        </text:list-item>
        <text:list-item>
          <text:p text:style-name="P6">herausfinden, ob konsistente Gestaltung aller Seiten (z.B. Geräteanmeldung) Sinn macht</text:p>
        </text:list-item>
        <text:list-item>
          <text:p text:style-name="P6">herausfinden, ob aktuelle Nutzung der rechten Spalte (Bild und Kontakt) sinnvoll ist, oder andere Nutzung sinnvoller wäre</text:p>
        </text:list-item>
        <text:list-item>
          <text:p text:style-name="P6">Stakeholder hat eine zentrale Profilseite als langfristiges Ziel für die Webseite, wie kann sie gestaltet werden?</text:p>
          <text:list>
            <text:list-item>
              <text:p text:style-name="P6">Interaktive und informative Teile der Webseite jeweils sammeln</text:p>
            </text:list-item>
          </text:list>
        </text:list-item>
      </text:list>
      <text:p text:style-name="P5"/>
      <text:p text:style-name="P2">Nicht gewünscht:</text:p>
      <text:list xml:id="list5764269692798663709" text:style-name="L4">
        <text:list-item>
          <text:p text:style-name="P7">Neugestaltung (Layout und Design) der Webseite</text:p>
        </text:list-item>
      </text:list>
      <text:p text:style-name="P5"/>
      <text:p text:style-name="P3">Bereits vorhandene Daten zur Webseite:</text:p>
      <text:list xml:id="list2259077637389060190" text:style-name="L6">
        <text:list-item>
          <text:p text:style-name="P12">Card Sorting (2011) online durchgeführt mit 30-40 Testpersonen</text:p>
        </text:list-item>
        <text:list-item>
          <text:p text:style-name="P12">Kundenzufriedenheitsanalyse (2010 und 2012) mit qualitativen und quantitativen Daten (neue Analyse für Juni/Juli 2015 geplant)</text:p>
        </text:list-item>
        <text:list-item>
          <text:p text:style-name="P12">Log-Files (mit Piwik erfasst) stehen zur Verfügung (nur für CMS-verwaltete Seite, also nicht für Geräteanmeldung, etc.)</text:p>
        </text:list-item>
      </text:list>
      <text:p text:style-name="P11"/>
      <text:p text:style-name="P3">Einschränkungen:</text:p>
      <text:list xml:id="list4478381607704103979" text:style-name="L7">
        <text:list-item>
          <text:p text:style-name="P13">Navigations- und Seitenstruktur durch CMS vorgegeben</text:p>
        </text:list-item>
      </text:list>
      <text:p text:style-name="P11"/>
      <text:p text:style-name="P3"><text:span text:style-name="T2">Weiteres Vorgehen</text:span>:</text:p>
      <text:list xml:id="list7054833485892595987" text:style-name="L8">
        <text:list-item>
          <text:p text:style-name="P15">Zugang zum CMS wurde für alle Teammitglieder eingerichtet (mit Zugriff auf Testbereich) <text:span text:style-name="T5">(</text:span><text:a xlink:type="simple" xlink:href="http://stagecmslive.uni-regensburg.de/schulungen/muster/index.html" text:style-name="Internet_20_link" text:visited-style-name="Visited_20_Internet_20_Link"><text:span text:style-name="T5">http://stagecmslive.uni-regensburg.de/schulungen/muster/index.html</text:span></text:a><text:span text:style-name="T5">)</text:span></text:p>
        </text:list-item>
        <text:list-item>
          <text:p text:style-name="P14">Teilnahme an RZ-Mitarbeiter-Schulung zum CMS (Montag, 11.5., 13–17 Uhr s.t., Raum: CIP-Pool RZ2)</text:p>
        </text:list-item>
        <text:list-item>
          <text:p text:style-name="P14">Treffen mit R. Wimmer (Dienstag, 12.5., 15:15 Uh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nux Biolinum" svg:font-family="'Linux Biolinum'" style:font-pitch="variable"/>
    <style:font-face style:name="Linux Biolinum Capitals" svg:font-family="'Linux Biolinum Capitals'"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8T09:35:36.605145934</meta:creation-date>
    <dc:date>2015-05-08T10:13:54.479114548</dc:date>
    <meta:editing-duration>PT20M56S</meta:editing-duration>
    <meta:editing-cycles>4</meta:editing-cycles>
    <meta:generator>LibreOffice/4.4.2.2$Linux_x86 LibreOffice_project/40m0$Build-2</meta:generator>
    <meta:document-statistic meta:table-count="0" meta:image-count="0" meta:object-count="0" meta:page-count="1" meta:paragraph-count="29" meta:word-count="360" meta:character-count="2598" meta:non-whitespace-character-count="2290"/>
  </office:meta>
</office:document-meta>
</file>